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4898in" fo:margin-right="0in" fo:text-indent="0in" style:auto-text-indent="false">
        <style:tab-stops/>
      </style:paragraph-properties>
    </style:style>
    <style:style style:name="P6" style:family="paragraph" style:parent-style-name="Standard">
      <style:paragraph-properties fo:margin-left="1in" fo:margin-right="0in" fo:text-indent="0in" style:auto-text-indent="false">
        <style:tab-stops/>
      </style:paragraph-properties>
    </style:style>
    <style:style style:name="P7" style:family="paragraph" style:parent-style-name="Standard">
      <style:paragraph-properties fo:margin-left="0.9846in" fo:margin-right="0in" fo:text-indent="0.0047in" style:auto-text-indent="false">
        <style:tab-stops/>
      </style:paragraph-properties>
    </style:style>
    <style:style style:name="P8" style:family="paragraph" style:parent-style-name="Standard">
      <style:paragraph-properties fo:margin-left="0.75in" fo:margin-right="0in" fo:text-indent="0in" style:auto-text-indent="false">
        <style:tab-stops/>
      </style:paragraph-properties>
    </style:style>
    <style:style style:name="P9" style:family="paragraph" style:parent-style-name="Standard">
      <style:paragraph-properties fo:margin-left="0.25in" fo:margin-right="0in" fo:text-indent="0in" style:auto-text-indent="false">
        <style:tab-stops/>
      </style:paragraph-properties>
    </style:style>
    <style:style style:name="P10" style:family="paragraph" style:parent-style-name="Standard">
      <style:paragraph-properties fo:margin-left="0.9846in" fo:margin-right="0in" fo:text-indent="0in"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Standard">
      <style:paragraph-properties fo:margin-left="0.5075in" fo:margin-right="0in" fo:text-indent="0.2425in" style:auto-text-indent="false">
        <style:tab-stops/>
      </style:paragraph-properties>
    </style:style>
    <style:style style:name="P12" style:family="paragraph" style:parent-style-name="Standard">
      <style:paragraph-properties fo:margin-left="0in" fo:margin-right="0in" fo:text-indent="0in" style:auto-text-indent="false" fo:break-before="page">
        <style:tab-stops/>
      </style:paragraph-properties>
      <style:text-properties style:text-underline-style="solid" style:text-underline-width="auto" style:text-underline-color="font-color"/>
    </style:style>
    <style:style style:name="P13" style:family="paragraph" style:parent-style-name="Standard">
      <style:paragraph-properties fo:margin-left="0in" fo:margin-right="0in" fo:text-indent="0in" style:auto-text-indent="false">
        <style:tab-stops/>
      </style:paragraph-properties>
      <style:text-properties style:text-underline-style="solid" style:text-underline-width="auto" style:text-underline-color="font-color"/>
    </style:style>
    <style:style style:name="P14" style:family="paragraph" style:parent-style-name="Standard">
      <style:paragraph-properties fo:margin-left="0in" fo:margin-right="0in" fo:text-indent="0in" style:auto-text-indent="false">
        <style:tab-stops/>
      </style:paragraph-properties>
      <style:text-properties style:text-underline-style="none"/>
    </style:style>
    <style:style style:name="P15"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16" style:family="paragraph" style:parent-style-name="Standard" style:list-style-name="L1">
      <style:text-properties fo:font-weight="bold" style:font-weight-asian="bold" style:font-weight-complex="bold"/>
    </style:style>
    <style:style style:name="P17" style:family="paragraph" style:parent-style-name="Standard" style:list-style-name="L2">
      <style:text-properties fo:font-weight="bold" style:font-weight-asian="bold"/>
    </style:style>
    <style:style style:name="P18" style:family="paragraph" style:parent-style-name="Standard">
      <style:paragraph-properties fo:margin-left="0in" fo:margin-right="0in" fo:text-indent="0in" style:auto-text-indent="false">
        <style:tab-stops/>
      </style:paragraph-properties>
      <style:text-properties style:text-underline-style="none"/>
    </style:style>
    <style:style style:name="P19" style:family="paragraph" style:parent-style-name="Standard" style:list-style-name="L3">
      <style:paragraph-properties fo:margin-left="0in" fo:margin-right="0in" fo:text-indent="0in" style:auto-text-indent="false">
        <style:tab-stops/>
      </style:paragraph-properties>
      <style:text-properties style:text-underline-style="none"/>
    </style:style>
    <style:style style:name="P20" style:family="paragraph" style:parent-style-name="Standard" style:list-style-name="L4">
      <style:paragraph-properties fo:margin-left="0in" fo:margin-right="0in" fo:text-indent="0in" style:auto-text-indent="false">
        <style:tab-stops/>
      </style:paragraph-properties>
      <style:text-properties style:text-underline-style="none"/>
    </style:style>
    <style:style style:name="P21" style:family="paragraph" style:parent-style-name="Standard" style:list-style-name="L5">
      <style:paragraph-properties fo:margin-left="0in" fo:margin-right="0in" fo:text-indent="0in" style:auto-text-indent="false">
        <style:tab-stops/>
      </style:paragraph-properties>
      <style:text-properties style:text-underline-style="none"/>
    </style:style>
    <style:style style:name="P22" style:family="paragraph" style:parent-style-name="Standard" style:list-style-name="L6">
      <style:paragraph-properties fo:margin-left="0in" fo:margin-right="0in" fo:text-indent="0in" style:auto-text-indent="false">
        <style:tab-stops/>
      </style:paragraph-properties>
      <style:text-properties style:text-underline-style="none"/>
    </style:style>
    <style:style style:name="P23" style:family="paragraph" style:parent-style-name="Standard" style:list-style-name="L7">
      <style:paragraph-properties fo:margin-left="0in" fo:margin-right="0in" fo:text-indent="0in" style:auto-text-indent="false">
        <style:tab-stops/>
      </style:paragraph-properties>
      <style:text-properties style:text-underline-style="none"/>
    </style:style>
    <style:style style:name="P24" style:family="paragraph" style:parent-style-name="Standard" style:list-style-name="L8">
      <style:paragraph-properties fo:margin-left="0in" fo:margin-right="0in" fo:text-indent="0in" style:auto-text-indent="false">
        <style:tab-stops/>
      </style:paragraph-properties>
      <style:text-properties style:text-underline-style="none"/>
    </style:style>
    <style:style style:name="P25" style:family="paragraph" style:parent-style-name="Standard" style:list-style-name="L9">
      <style:paragraph-properties fo:margin-left="0in" fo:margin-right="0in" fo:text-indent="0in" style:auto-text-indent="false">
        <style:tab-stops/>
      </style:paragraph-properties>
      <style:text-properties style:text-underline-style="none"/>
    </style:style>
    <style:style style:name="P26" style:family="paragraph" style:parent-style-name="Standard" style:list-style-name="L10">
      <style:paragraph-properties fo:margin-left="0in" fo:margin-right="0in" fo:text-indent="0in" style:auto-text-indent="false">
        <style:tab-stops/>
      </style:paragraph-properties>
      <style:text-properties style:text-underline-style="none"/>
    </style:style>
    <style:style style:name="P27" style:family="paragraph" style:parent-style-name="Standard" style:list-style-name="L11">
      <style:paragraph-properties fo:margin-left="0in" fo:margin-right="0in" fo:text-indent="0in" style:auto-text-indent="false">
        <style:tab-stops/>
      </style:paragraph-properties>
      <style:text-properties style:text-underline-style="none"/>
    </style:style>
    <style:style style:name="P28" style:family="paragraph" style:parent-style-name="Standard">
      <style:paragraph-properties fo:margin-left="0in" fo:margin-right="0in" fo:text-indent="0in" style:auto-text-indent="false">
        <style:tab-stops/>
      </style:paragraph-properties>
      <style:text-properties style:text-underline-style="none" fo:font-weight="normal" style:font-weight-asian="normal" style:font-weight-complex="normal"/>
    </style:style>
    <style:style style:name="P29" style:family="paragraph" style:parent-style-name="Standard" style:list-style-name="L12">
      <style:paragraph-properties fo:margin-left="0in" fo:margin-right="0in" fo:text-indent="0in" style:auto-text-indent="false">
        <style:tab-stops/>
      </style:paragraph-properties>
      <style:text-properties style:text-underline-style="none" fo:font-weight="normal" style:font-weight-asian="normal" style:font-weight-complex="normal"/>
    </style:style>
    <style:style style:name="P30" style:family="paragraph" style:parent-style-name="Standard" style:list-style-name="L13">
      <style:paragraph-properties fo:margin-left="0in" fo:margin-right="0in" fo:text-indent="0in" style:auto-text-indent="false">
        <style:tab-stops/>
      </style:paragraph-properties>
      <style:text-properties style:text-underline-style="none" fo:font-weight="normal" style:font-weight-asian="normal" style:font-weight-complex="normal"/>
    </style:style>
    <style:style style:name="P31" style:family="paragraph" style:parent-style-name="Standard" style:list-style-name="L14">
      <style:paragraph-properties fo:margin-left="0in" fo:margin-right="0in" fo:text-indent="0in" style:auto-text-indent="false">
        <style:tab-stops/>
      </style:paragraph-properties>
      <style:text-properties style:text-underline-style="none" fo:font-weight="normal" style:font-weight-asian="normal" style:font-weight-complex="normal"/>
    </style:style>
    <style:style style:name="P32" style:family="paragraph" style:parent-style-name="Standard">
      <style:paragraph-properties fo:margin-left="0in" fo:margin-right="0in" fo:text-indent="0in" style:auto-text-indent="false">
        <style:tab-stops/>
      </style:paragraph-properties>
      <style:text-properties style:text-underline-style="solid" style:text-underline-width="auto" style:text-underline-color="font-color"/>
    </style:style>
    <style:style style:name="P33" style:family="paragraph" style:parent-style-name="Standard" style:list-style-name="L3">
      <style:paragraph-properties fo:margin-left="0in" fo:margin-right="0in" fo:text-indent="0in" style:auto-text-indent="false" fo:break-before="page">
        <style:tab-stops/>
      </style:paragraph-properties>
      <style:text-properties style:text-underline-style="solid" style:text-underline-width="auto" style:text-underline-color="font-color"/>
    </style:style>
    <style:style style:name="P34" style:family="paragraph" style:parent-style-name="Standard" style:list-style-name="L3">
      <style:paragraph-properties fo:margin-left="0.9583in" fo:margin-right="0in" fo:text-indent="0in" style:auto-text-indent="false">
        <style:tab-stops/>
      </style:paragraph-properties>
      <style:text-properties style:text-underline-style="none"/>
    </style:style>
    <style:style style:name="T1" style:family="text">
      <style:text-properties fo:font-weight="bold" style:font-weight-asian="bold" style:font-weight-complex="bold"/>
    </style:style>
    <style:style style:name="T2" style:family="text">
      <style:text-properties fo:font-style="italic" style:font-style-asian="italic"/>
    </style:style>
    <text:list-style style:name="L1">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ntro:</text:p>
      <text:p text:style-name="P3"/>
      <text:p text:style-name="Standard">Long ago, a group of four men attempted to trick the gods into giving each of them power over one of the elements. The men believed that with control over earth, lightning, water, and fire, they could control the world.</text:p>
      <text:p text:style-name="Standard"/>
      <text:p text:style-name="Standard"><text:s/>The gods, however, saw the evil in the hearts of these men, and devised a plan of their own.</text:p>
      <text:p text:style-name="Standard"/>
      <text:p text:style-name="Standard">The men—Solum, Percutio, Madesco, and Exuro—were given the powers they sought, but were condemned to an eternity in a domain dominated by their respective elements. Legends tell of these men and their slow descent into madness and corruption at the hands of the gods, who vowed to never show the men a hint of mercy.</text:p>
      <text:p text:style-name="Standard"/>
      <text:p text:style-name="Standard">Now, centuries later, a reclusive student of alchemy and the elements has succeeded where the original organization could not. Through his extensive studies, this man—Caelestis—has found a way to harness the power of earth, lightning, water, and fire without the consent of the gods, and the gods sense evil intentions in his heart. </text:p>
      <text:p text:style-name="Standard"/>
      <text:p text:style-name="Standard">You have been chosen to seek out and destroy Caelestis before he can succeed in carrying out the evil plans the gods have sensed. <text:s/>If you are to have any hope of surviving, the gods have stated that you must also have control over the elements. In order to accomplish this, Solum, Percutio, Madesco, and Exuro must be sought out in turn and destroyed, for the only way a mortal can gain the power of an element is to end the life of the current holder of the god-granted power.</text:p>
      <text:p text:style-name="Standard"/>
      <text:p text:style-name="Standard"/>
      <text:p text:style-name="P1">****The following story segments should be discovered in-game. The idea is that as you progress through a level, you learn more about what happened to the boss and why he is how he is now.****</text:p>
      <text:p text:style-name="P3"/>
      <text:p text:style-name="P3"/>
      <text:p text:style-name="P3">Earth:</text:p>
      <text:p text:style-name="Standard"/>
      <text:p text:style-name="Standard"><text:s text:c="6"/><text:span text:style-name="Default_20_Paragraph_20_Font"><text:span text:style-name="T1">1)</text:span></text:span><text:span text:style-name="Default_20_Paragraph_20_Font"><text:span text:style-name="T1"><text:tab/>Day 5</text:span></text:span></text:p>
      <text:p text:style-name="Standard"/>
      <text:p text:style-name="Standard"><text:tab/>This place isn't so bad. I've always loved the outdoors, and it's so green here! The gods have <text:tab/>blessed me. While Exuro burns in torturous flames and Madesco drowns in a never-ending sea <text:tab/>of water, I stroll through these peaceful woods, hunting game and harvesting an abundant crop <text:tab/>of berries and fruit.</text:p>
      <text:p text:style-name="Standard"/>
      <text:p text:style-name="Standard"><text:tab/>This is heaven.</text:p>
      <text:p text:style-name="Standard"/>
      <text:p text:style-name="Standard"><text:tab/>-Solum</text:p>
      <text:p text:style-name="Standard"/>
      <text:list xml:id="list42392807" text:style-name="L1">
        <text:list-item>
          <text:p text:style-name="P16">Day 15</text:p>
        </text:list-item>
      </text:list>
      <text:p text:style-name="P4"/>
      <text:p text:style-name="Standard"><text:span text:style-name="Default_20_Paragraph_20_Font"><text:span text:style-name="T1"><text:tab/></text:span></text:span>I was bitten by a strange creature today. A small worm with hundreds of tiny teeth. It crawled <text:tab/>from an apple I picked earlier today just as I was about to bite into it. Even though I was bitten <text:tab/>hours ago, the dotted circle it left on my hand still aches and pulses with every beat of my heart. <text:tab/>What I wouldn't do for some of grandma's medicine about now...</text:p>
      <text:p text:style-name="Standard"/>
      <text:p text:style-name="Standard"><text:tab/>-Solum</text:p>
      <text:p text:style-name="Standard"/>
      <text:list xml:id="list43553117" text:continue-numbering="true" text:style-name="L1">
        <text:list-item>
          <text:p text:style-name="P16">Day 27</text:p>
        </text:list-item>
      </text:list>
      <text:p text:style-name="P4"/>
      <text:p text:style-name="P5">This can't be happening. I'm beginning to see things that no man should have to see. The trees <text:tab/>have come alive, they follow me and whisper as I sleep. There are wasps the size of swine that <text:tab/>swarm the fruits and game that support me, leaving behind only green trees that bear no <text:tab/>fruit, as if to tease me as I starve.</text:p>
      <text:p text:style-name="Standard"/>
      <text:p text:style-name="Standard"><text:tab/>My wound from the worm has worsened. It might be the starvation talking...but I swear my <text:tab/>teeth are sharpening. I cut my tongue on one of them in my sleep last night, and when I awoke, I <text:tab/>had a slimy, sticky film over my entire body.</text:p>
      <text:p text:style-name="Standard"/>
      <text:p text:style-name="Standard"><text:tab/>What's happening to me?</text:p>
      <text:p text:style-name="Standard"/>
      <text:p text:style-name="Standard"><text:tab/>-Solum</text:p>
      <text:p text:style-name="Standard"/>
      <text:p text:style-name="Standard">That's it for the first one. So the idea is you'd read these things (they should be fairly obvious items in the level, so that people can get the story without having to search too hard for it), and then when you fight the giant worm at the end, you have an idea of where he came from.</text:p>
      <text:p text:style-name="P2">Lightning:</text:p>
      <text:p text:style-name="P3"/>
      <text:p text:style-name="Standard"><text:span text:style-name="Default_20_Paragraph_20_Font"><text:span text:style-name="T1">1) </text:span></text:span><text:span text:style-name="Default_20_Paragraph_20_Font"><text:span text:style-name="T1">One</text:span></text:span></text:p>
      <text:p text:style-name="P6">I've made a mistake. This place is so empty, so open. There's no end to the exploration, and the only food I can find are bats and spiders. It is impossible to tell night from day and one day from the next. My home is the cold, hard ground, and I see no way out. There are peculiar beasts of rock and crystal wandering the cave who also feast on the organic life in this cave. The interesting part: they don’t seem to mind me, so long as I stay out of their way.</text:p>
      <text:p text:style-name="P3"/>
      <text:p text:style-name="Standard"><text:tab/><text:tab/>-Percutio</text:p>
      <text:p text:style-name="P3"/>
      <text:p text:style-name="Standard"><text:span text:style-name="Default_20_Paragraph_20_Font"><text:span text:style-name="T1">2) </text:span></text:span><text:span text:style-name="Default_20_Paragraph_20_Font"><text:span text:style-name="T1">Two</text:span></text:span><text:span text:style-name="Default_20_Paragraph_20_Font"><text:span text:style-name="T1"> – Bonus one, found in locked room.</text:span></text:span></text:p>
      <text:p text:style-name="P7">I was wrong about the beasts. The deeper into the cave I traversed, the more hostile they have become. It seems that every time I kill a bat or spider, I get eerie stares from the monsters. Maybe I’m imagining things, but it seems like they are plotting against me…</text:p>
      <text:p text:style-name="P7"/>
      <text:p text:style-name="P7">-Percutio</text:p>
      <text:p text:style-name="P7"/>
      <text:list xml:id="list42374509" text:style-name="L2">
        <text:list-item>
          <text:p text:style-name="P17">Three</text:p>
        </text:list-item>
      </text:list>
      <text:p text:style-name="P8">I was right. Two days ago (or at least, it seems like two days ago), while I was eating a particularly <text:span text:style-name="Default_20_Paragraph_20_Font"><text:span text:style-name="T2">delectable</text:span></text:span> bat, I felt a horrible strength lift me by my head. I cannot remember anything after that; the immensity of the force of contact must have caused me to black out. All I know is that I am now imprisoned in this horrible, tiny room. And the beasts grumble about taking their revenge on my invasion…something about a ritual in the Inner Crystal Sanctum.</text:p>
      <text:p text:style-name="P9"/>
      <text:p text:style-name="P11">-Percutio</text:p>
      <text:p text:style-name="P12">Water:</text:p>
      <text:p text:style-name="P13"/>
      <text:list xml:id="list42395575" text:style-name="L3">
        <text:list-item>
          <text:p text:style-name="P19">Day 1</text:p>
        </text:list-item>
      </text:list>
      <text:p text:style-name="P14"/>
      <text:p text:style-name="P14">How was I dragged into this stupid plan! I can't believe I let Percutio convince me to attempt this trickery. Now I'm stuck for eternity in this massive maze of a temple will only the numerous fountains to keep me company. What good is this power over water when its only use is as a toy to pass the time? I need to search this place, to find food lest I starve...drinking water can only keep me alive for so long.</text:p>
      <text:p text:style-name="P14"/>
      <text:p text:style-name="P14">-Madesco</text:p>
      <text:p text:style-name="P14"/>
      <text:list xml:id="list43113975" text:style-name="L8">
        <text:list-item>
          <text:p text:style-name="P24">Day 6</text:p>
        </text:list-item>
      </text:list>
      <text:p text:style-name="P14"/>
      <text:p text:style-name="P14">It's been five days since last I wrote, and still I have found no food. I wonder if starvation is possible here? I definitely feel hungry, but death would be too simple of a way out of this godforsaken place. Besides, what will happen after I die? Will I become a ghost to wander this temple forever? Or will the gods be even more angry with me and condemn me to an even worse fate than this.</text:p>
      <text:p text:style-name="P14"/>
      <text:p text:style-name="P14">-Madesco</text:p>
      <text:p text:style-name="P14"/>
      <text:p text:style-name="P14"/>
      <text:list xml:id="list43199312" text:style-name="L11">
        <text:list-item>
          <text:p text:style-name="P27">Day 18</text:p>
        </text:list-item>
      </text:list>
      <text:p text:style-name="P14"/>
      <text:p text:style-name="P14">I've finally found life! Owls swoop high in the rafters overhead and I hear the howling of wolves as I sleep. I've drowned the animals in conjured water and am finally rid of my hunger.</text:p>
      <text:p text:style-name="P14"/>
      <text:p text:style-name="P14">-Madesco</text:p>
      <text:p text:style-name="P14"/>
      <text:list xml:id="list43134299" text:style-name="L9">
        <text:list-item>
          <text:p text:style-name="P25">Day 33</text:p>
        </text:list-item>
      </text:list>
      <text:p text:style-name="P14"/>
      <text:p text:style-name="P14">Strange things have begun to happen. It's getting more difficult for me to breathe. It seems like my nose is clogging and I feel, no...these can't be gills opening on my neck. And yet, I feel so comfortable in the water, almost as if I'd rather live my life here than on dry land.</text:p>
      <text:p text:style-name="P14"/>
      <text:p text:style-name="P14">-Madesco</text:p>
      <text:list xml:id="list43543015" text:continue-list="list42395575" text:style-name="L3">
        <text:list-item>
          <text:list>
            <text:list-item>
              <text:list>
                <text:list-item>
                  <text:list>
                    <text:list-item>
                      <text:list>
                        <text:list-header>
                          <text:p text:style-name="P34"/>
                          <text:p text:style-name="P33">Fire:</text:p>
                        </text:list-header>
                      </text:list>
                    </text:list-item>
                  </text:list>
                </text:list-item>
              </text:list>
            </text:list-item>
          </text:list>
        </text:list-item>
      </text:list>
      <text:p text:style-name="P13"/>
      <text:list xml:id="list43501580" text:style-name="L12">
        <text:list-item>
          <text:p text:style-name="P29">Day 2</text:p>
          <text:p text:style-name="P29">Fire! Fire and lava everywhere I turn, gods this heat is unbearable! How am I to live an eternity here? I touch the flames but my skin does not burn, I dive into the lava only to return to shore unscathed, yet I feel the constant heat of this place; there is no escaping it. But I have to find a way out, surely there is a place where I can find solace from this hellish nightmare.</text:p>
        </text:list-item>
      </text:list>
      <text:p text:style-name="P28"/>
      <text:p text:style-name="P28">-Exuro</text:p>
      <text:p text:style-name="P28"/>
      <text:list xml:id="list43507905" text:style-name="L13">
        <text:list-item>
          <text:p text:style-name="P30">Day 12</text:p>
          <text:p text:style-name="P30">I've wandered endlessly throughout this place and cannot find peace. There is no hope. All I can do is wander endlessly through this place and hope that the gods will have mercy on me. I'm sorry for what I've done. The power over fire was not worth all this...I just want my old life back. Gods, please, have mercy on me.</text:p>
        </text:list-item>
      </text:list>
      <text:p text:style-name="P28"/>
      <text:p text:style-name="P28">-Exuro</text:p>
      <text:p text:style-name="P28"/>
      <text:list xml:id="list43532351" text:style-name="L14">
        <text:list-item>
          <text:p text:style-name="P31">Day 68</text:p>
          <text:p text:style-name="P31">They will not come. I will never escape this place. My only hope is that eventually my body will be overcome by the heat and I will no longer have to suffer in this place. I have power over this element; I must try to consume my body in the fire. It is the only way out.</text:p>
        </text:list-item>
      </text:list>
      <text:p text:style-name="P28"/>
      <text:p text:style-name="P28">-Exuro</text:p>
      <text:list xml:id="list43558015" text:continue-list="list43543015" text:style-name="L3">
        <text:list-item>
          <text:list>
            <text:list-item>
              <text:list>
                <text:list-item>
                  <text:list>
                    <text:list-item>
                      <text:list>
                        <text:list-header>
                          <text:p text:style-name="P33">Final:</text:p>
                        </text:list-header>
                      </text:list>
                    </text:list-item>
                  </text:list>
                </text:list-item>
              </text:list>
            </text:list-item>
          </text:list>
        </text:list-item>
      </text:list>
      <text:p text:style-name="P13"/>
      <text:list xml:id="list42395640" text:style-name="L4">
        <text:list-item>
          <text:p text:style-name="P20">Gods...who are they to decide which of us are special and which deserve to live our lives alone and powerless? They've taken so many loved ones from me, leaving me here in this castle to die a weak and lonely man. This is no way for one to live. If I were a god, I would never allow this to happen to anyone.</text:p>
        </text:list-item>
      </text:list>
      <text:p text:style-name="P14">-Caelestis</text:p>
      <text:p text:style-name="P14"/>
      <text:list xml:id="list42369483" text:style-name="L5">
        <text:list-item>
          <text:p text:style-name="P21">What makes a god? All powerful and omniscient, gods can do anything. They have ultimate control and power over all things...who's to say I can't become a god?</text:p>
          <text:p text:style-name="P21">-Caelestis</text:p>
        </text:list-item>
      </text:list>
      <text:p text:style-name="P14"/>
      <text:list xml:id="list42378445" text:style-name="L6">
        <text:list-item>
          <text:p text:style-name="P22">I have begun to spend my days with my nose buried in books. Books of alchemy and black magic. Power over the elements...power over the elements will bring me power over this earth. Every rock, stream, flame, and spark will be mine to control. With this strength, all peoples will kneel before me as their god, or face death by the elements. This is true power. This is how I will become god.</text:p>
          <text:p text:style-name="P22">-Caelestis</text:p>
          <text:p text:style-name="P22"/>
        </text:list-item>
        <text:list-item>
          <text:p text:style-name="P22">Solum, Percutio, Madesco, and Exuro. Four fools who attempted to deal directly with the gods to gain power over the elements. The gods did what they do best, confining these men to a life of despair and solitude, just as they did to me. I'll use this to my advantage. No god or man will know of my work until the day comes that I take this world, and become god of all people.</text:p>
          <text:p text:style-name="P22">-Caelestis</text:p>
        </text:list-item>
      </text:list>
      <text:p text:style-name="P14"/>
      <text:list xml:id="list42396106" text:style-name="L7">
        <text:list-item>
          <text:p text:style-name="P23">I've done it! The earth shakes at a wave of my hand, lightning cracks the sky with a snap of my fingers, water and ice flow freely from my palms, and fire consumes all at my will. The gods will be stunned to see that I have created the elements alone; gained powers they have held secret for centuries in a matter of years! This world is mine. All who oppose me will suffer, and I will seek revenge against the gods for the sufferings they have caused me.</text:p>
          <text:p text:style-name="P23">-Caelestis</text:p>
        </text:list-item>
      </text:list>
      <text:p text:style-name="P10"/>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Vincent Garcia</meta:initial-creator>
    <dc:creator>Vincent Garcia</dc:creator>
    <meta:creation-date>2011-10-04T10:22:00Z</meta:creation-date>
    <dc:date>2011-11-26T23:42:07.29</dc:date>
    <meta:editing-cycles>15</meta:editing-cycles>
    <meta:editing-duration>PT1H53M21S</meta:editing-duration>
    <meta:document-statistic meta:table-count="0" meta:image-count="0" meta:object-count="0" meta:page-count="6" meta:paragraph-count="66" meta:word-count="1660" meta:character-count="8635"/>
    <meta:template xlink:type="simple" xlink:actuate="onRequest" xlink:title="" xlink:href="Normal"/>
  </office:meta>
</office:document-meta>
</file>